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2000003729F4205AE9591CC46.png" manifest:media-type="image/png"/>
  <manifest:file-entry manifest:full-path="Pictures/10000000000005080000036686EA913BE81C15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3e182" officeooo:paragraph-rsid="0003e182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132cm" svg:y="3.018cm" svg:width="17cm" svg:height="11.483cm" draw:z-index="0"><draw:image xlink:href="Pictures/10000000000005080000036686EA913BE81C15C5.png" xlink:type="simple" xlink:show="embed" xlink:actuate="onLoad" draw:mime-type="image/png"/></draw:frame><draw:frame draw:style-name="fr1" draw:name="Imagen2" text:anchor-type="char" svg:x="-0.132cm" svg:y="14.499cm" svg:width="17cm" svg:height="11.695cm" draw:z-index="1"><draw:image xlink:href="Pictures/1000000000000502000003729F4205AE9591CC46.png" xlink:type="simple" xlink:show="embed" xlink:actuate="onLoad" draw:mime-type="image/png"/></draw:frame>CRISTIAN LAGE FERN<text:span text:style-name="T1">ÁNDEZ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7:23:31.841045097</meta:creation-date>
    <dc:date>2023-11-27T17:24:21.339382892</dc:date>
    <meta:editing-duration>PT50S</meta:editing-duration>
    <meta:editing-cycles>1</meta:editing-cycles>
    <meta:document-statistic meta:table-count="0" meta:image-count="2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